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0000000ADD586594EA26BF49B.png" manifest:media-type="image/png"/>
  <manifest:file-entry manifest:full-path="Pictures/1000000000000229000000A8FC393E1DBE4D7520.png" manifest:media-type="image/png"/>
  <manifest:file-entry manifest:full-path="Pictures/10000000000002CB000000A613A5AC3775F33A80.png" manifest:media-type="image/png"/>
  <manifest:file-entry manifest:full-path="Pictures/10000000000001C80000005B91119C99001630DD.png" manifest:media-type="image/png"/>
  <manifest:file-entry manifest:full-path="Pictures/10000000000001B9000001965AB1AF05E740A579.png" manifest:media-type="image/png"/>
  <manifest:file-entry manifest:full-path="Pictures/10000000000002B1000000A9F3A1868CC5416F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801cm" svg:y="5cm" presentation:class="title" presentation:user-transformed="true">
          <draw:text-box>
            <text:p>Mongo Indexes</text:p>
          </draw:text-box>
        </draw:frame>
        <draw:frame presentation:style-name="pr2" draw:text-style-name="P2" draw:layer="layout" svg:width="25.199cm" svg:height="9.134cm" svg:x="8.301cm" svg:y="4cm" presentation:class="subtitle" presentation:user-transformed="true">
          <draw:text-box>
            <text:p><text:span text:style-name="T1">Rahul</text:span></text:p>
            <text:p><text:span text:style-name="T1">1611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e Index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b.contacts.createIndex({"dob.age" : 1})</text:p>
              </text:list-item>
            </text:list>
          </draw:text-box>
        </draw:frame>
        <draw:frame draw:style-name="gr2" draw:text-style-name="P4" draw:layer="layout" svg:width="14.63cm" svg:height="4.444cm" svg:x="6.772cm" svg:y="7.5cm">
          <draw:image xlink:href="Pictures/1000000000000229000000A8FC393E1DBE4D75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et Index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/>db.contacts.getIndexes()</text:p>
              </text:list-item>
            </text:list>
          </draw:text-box>
        </draw:frame>
        <draw:frame draw:style-name="gr2" draw:text-style-name="P4" draw:layer="layout" svg:width="10.747cm" svg:height="9.894cm" svg:x="8.5cm" svg:y="5.106cm">
          <draw:image xlink:href="Pictures/10000000000001B9000001965AB1AF05E740A5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rop Index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/>db.contacts.dropIndex({"dob.age":1})</text:p>
              </text:list-item>
            </text:list>
          </draw:text-box>
        </draw:frame>
        <draw:frame draw:style-name="gr2" draw:text-style-name="P4" draw:layer="layout" svg:width="12.064cm" svg:height="2.407cm" svg:x="7.936cm" svg:y="7.593cm">
          <draw:image xlink:href="Pictures/10000000000001C80000005B91119C99001630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TL Index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b.sessions.createIndex({createdAt: 1},{expireAfterSeconds:10}) </text:span></text:p>
              </text:list-item>
            </text:list>
          </draw:text-box>
        </draw:frame>
        <draw:frame draw:style-name="gr2" draw:text-style-name="P4" draw:layer="layout" svg:width="18.917cm" svg:height="4.391cm" svg:x="4.5cm" svg:y="6.5cm">
          <draw:image xlink:href="Pictures/10000000000002CB000000A613A5AC3775F33A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nique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b.contacts.createIndex({"dob.date" : 1},{unique : true})</text:span></text:p>
              </text:list-item>
            </text:list>
          </draw:text-box>
        </draw:frame>
        <draw:frame draw:style-name="gr2" draw:text-style-name="P4" draw:layer="layout" svg:width="18.229cm" svg:height="4.47cm" svg:x="4.771cm" svg:y="6.5cm">
          <draw:image xlink:href="Pictures/10000000000002B1000000A9F3A1868CC5416F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bination Index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b.contacts.createIndex({"dob.age":1,gender:1})</text:p>
              </text:list-item>
            </text:list>
          </draw:text-box>
        </draw:frame>
        <draw:frame draw:style-name="gr2" draw:text-style-name="P4" draw:layer="layout" svg:width="15.239cm" svg:height="4.576cm" svg:x="6.761cm" svg:y="7.424cm">
          <draw:image xlink:href="Pictures/1000000000000240000000ADD586594EA26BF4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3T16:22:23.165000000</meta:creation-date>
    <dc:date>2020-12-13T16:39:54.744000000</dc:date>
    <meta:editing-duration>PT16M41S</meta:editing-duration>
    <meta:editing-cycles>27</meta:editing-cycles>
    <meta:generator>LibreOffice/7.0.3.1$Windows_X86_64 LibreOffice_project/d7547858d014d4cf69878db179d326fc3483e082</meta:generator>
    <meta:document-statistic meta:object-count="55"/>
  </office:meta>
</office:document-meta>
</file>